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'eterno fanciullo è una figura individuata da Jung come immagine dell'inconscio collettivo che prende forme diverse attraverso i miti e le religioni di molte civiltà. Elementi caratteristici di questa personalità sono la carica di energia, di creatività, di gioiosa irresponsabilità, il fascino, l'intelligenza, il coraggio; per contro, altri tratti sono l'irresponsabilità, la mancanza di concretezza e costanza, l'egoismo affettivo, l'instabilità dei rapporti. L'autrice ci fa scoprire l'eterno fanciullo nelle persone reali, a cominciare da Antoine de Saint-Exupéry e il suo Piccolo principe, per ritrovarlo in chi ci è vicino e imparare a individuarlo in noi stessi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07:34.087000000</dc:date>
    <meta:editing-duration>PT3S</meta:editing-duration>
    <meta:editing-cycles>1</meta:editing-cycles>
    <meta:document-statistic meta:table-count="0" meta:image-count="0" meta:object-count="0" meta:page-count="1" meta:paragraph-count="1" meta:word-count="96" meta:character-count="671" meta:non-whitespace-character-count="575"/>
    <meta:generator>LibreOffice/7.3.7.2$Windows_X86_64 LibreOffice_project/e114eadc50a9ff8d8c8a0567d6da8f454beeb84f</meta:generator>
  </office:meta>
</office:document-meta>
</file>